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3d74"/>
    </style:style>
    <style:style style:name="P2" style:family="paragraph" style:parent-style-name="Standard">
      <style:paragraph-properties fo:text-align="start" style:justify-single-word="false"/>
      <style:text-properties officeooo:rsid="00163d74" officeooo:paragraph-rsid="00163d7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3d74" officeooo:paragraph-rsid="00163d74"/>
    </style:style>
    <style:style style:name="T1" style:family="text">
      <style:text-properties officeooo:rsid="00163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oría 0</text:span></text:p>
      <text:p text:style-name="P1"/>
      <text:p text:style-name="P2">general</text:p>
      <text:p text:style-name="P2">básicos de tecnología y evolución</text:p>
      <text:p text:style-name="P2">para evaluar y verificar utilización, eficiencia y confiabilidad de equipamiento informático(hardware)</text:p>
      <text:p text:style-name="P2">configuración y dimensionamiento de sistemas de procesamiento de información</text:p>
      <text:p text:style-name="P2"/>
      <text:p text:style-name="P2">objetivos</text:p>
      <text:p text:style-name="P2">profunda comprensión de principios de funcionamiento de equipos de computación</text:p>
      <text:p text:style-name="P2">aspectos de las arquitecturas físicas de las computadoras,periféricos, y mecanismos de comunicación CPU memoria-periféricos</text:p>
      <text:p text:style-name="P2"/>
      <text:p text:style-name="P2">mínimos</text:p>
      <text:p text:style-name="P2"/>
      <text:p text:style-name="P2">computadoras digitales</text:p>
      <text:p text:style-name="P2">representación de datos a nivel de máquina</text:p>
      <text:p text:style-name="P2">organización funcional CPU</text:p>
      <text:p text:style-name="P2">nociones de circuitos combinatorios y secuenciales</text:p>
      <text:p text:style-name="P2">memoria interna y externa</text:p>
      <text:p text:style-name="P2">nociones básicas de manejo de interrupciones</text:p>
      <text:p text:style-name="P2">periféricos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4T19:15:21</dc:date>
    <meta:editing-duration>PT22M12S</meta:editing-duration>
    <meta:editing-cycles>1</meta:editing-cycles>
    <meta:document-statistic meta:table-count="0" meta:image-count="0" meta:object-count="0" meta:page-count="1" meta:paragraph-count="16" meta:word-count="83" meta:character-count="663" meta:non-whitespace-character-count="596"/>
    <meta:generator>LibreOffice/7.4.4.2$Windows_X86_64 LibreOffice_project/85569322deea74ec9134968a29af2df5663baa21</meta:generator>
  </office:meta>
</office:document-meta>
</file>